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84cm"/>
    </style:style>
    <style:style style:name="co2" style:family="table-column">
      <style:table-column-properties fo:break-before="auto" style:column-width="6.403cm"/>
    </style:style>
    <style:style style:name="co3" style:family="table-column">
      <style:table-column-properties fo:break-before="auto" style:column-width="2.91cm"/>
    </style:style>
    <style:style style:name="co4" style:family="table-column">
      <style:table-column-properties fo:break-before="auto" style:column-width="3.38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>
            <text:p>les variables utilisées dans les instructions doivent être dans la table des symboles</text:p>
          </table:table-cell>
          <table:table-cell office:value-type="string">
            <text:p>Julien Revel</text:p>
          </table:table-cell>
          <table:table-cell table:number-columns-repeated="1022"/>
        </table:table-row>
        <table:table-row table:style-name="ro1">
          <table:table-cell office:value-type="string">
            <text:p>les fonctions doivent être appelées avec le bon nombre d'arguments</text:p>
          </table:table-cell>
          <table:table-cell office:value-type="string">
            <text:p>Julien Beck</text:p>
          </table:table-cell>
          <table:table-cell table:number-columns-repeated="1022"/>
        </table:table-row>
        <table:table-row table:style-name="ro1">
          <table:table-cell office:value-type="string">
            <text:p>les arguments des fonctions doivent être du bon type</text:p>
          </table:table-cell>
          <table:table-cell office:value-type="string">
            <text:p>Julien Beck</text:p>
          </table:table-cell>
          <table:table-cell table:number-columns-repeated="1022"/>
        </table:table-row>
        <table:table-row table:style-name="ro1">
          <table:table-cell office:value-type="string">
            <text:p>les bounds des tableaux doivent être rangés par ordre croissant</text:p>
          </table:table-cell>
          <table:table-cell office:value-type="string">
            <text:p>Didier</text:p>
          </table:table-cell>
          <table:table-cell table:number-columns-repeated="1022"/>
        </table:table-row>
        <table:table-row table:style-name="ro1">
          <table:table-cell office:value-type="string">
            <text:p>les expressions à gauche et à droite des affectations doivent être du même type (boolean ou integer ou array)</text:p>
          </table:table-cell>
          <table:table-cell office:value-type="string">
            <text:p>Julien Beck</text:p>
          </table:table-cell>
          <table:table-cell table:number-columns-repeated="1022"/>
        </table:table-row>
        <table:table-row table:style-name="ro1">
          <table:table-cell office:value-type="string">
            <text:p>les opérateurs arithmétiques se font tous sur des variables de type integer</text:p>
          </table:table-cell>
          <table:table-cell office:value-type="string">
            <text:p>Guillaume Bruneau</text:p>
          </table:table-cell>
          <table:table-cell table:number-columns-repeated="1022"/>
        </table:table-row>
        <table:table-row table:style-name="ro1">
          <table:table-cell office:value-type="string">
            <text:p>les expressions dans les if sont toutes du type boolean</text:p>
          </table:table-cell>
          <table:table-cell office:value-type="string">
            <text:p>Guillaume Bruneau</text:p>
          </table:table-cell>
          <table:table-cell table:number-columns-repeated="1022"/>
        </table:table-row>
        <table:table-row table:style-name="ro1">
          <table:table-cell office:value-type="string">
            <text:p>Les index statiques d’un tableau sont ils dans les bornes ?</text:p>
          </table:table-cell>
          <table:table-cell office:value-type="string">
            <text:p>Didier (en cours)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Le type de retour des fonctions est-il égal au type de retour attendu ?</text:p>
          </table:table-cell>
          <table:table-cell table:number-columns-repeated="1023"/>
        </table:table-row>
        <table:table-row table:style-name="ro1">
          <table:table-cell office:value-type="string">
            <text:p>Vérification des types lors des affectations de variables</text:p>
          </table:table-cell>
          <table:table-cell table:number-columns-repeated="1023"/>
        </table:table-row>
        <table:table-row table:style-name="ro1">
          <table:table-cell office:value-type="string">
            <text:p>Les index d’un tableau sont ils dans les bonnes dimentions ?</text:p>
          </table:table-cell>
          <table:table-cell office:value-type="string">
            <text:p>Didier(en cours)</text:p>
          </table:table-cell>
          <table:table-cell table:number-columns-repeated="1022"/>
        </table:table-row>
        <table:table-row table:style-name="ro2">
          <table:table-cell office:value-type="string">
            <text:p>Vérification de la range des for</text:p>
          </table:table-cell>
          <table:table-cell office:value-type="string">
            <text:p>Guillaume Bruneau</text:p>
          </table:table-cell>
          <table:table-cell table:number-columns-repeated="1022"/>
        </table:table-row>
        <table:table-row table:style-name="ro2">
          <table:table-cell office:value-type="string">
            <text:p>Vérification des types autour des &lt; et &gt;</text:p>
          </table:table-cell>
          <table:table-cell office:value-type="string">
            <text:p>Guillaume Bruneau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7/04/2015</text:date>, <text:time>16:35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Didier Duchamp</meta:initial-creator>
    <meta:creation-date>2015-03-19T14:32:49Z</meta:creation-date>
    <dc:date>2015-04-07T16:35:20.97</dc:date>
    <meta:editing-cycles>8</meta:editing-cycles>
    <meta:editing-duration>PT4H8M44S</meta:editing-duration>
    <meta:document-statistic meta:table-count="1" meta:cell-count="24" meta:object-count="0"/>
  </office:meta>
</office:document-meta>
</file>